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Source Code Pro Medium" officeooo:rsid="00059480" officeooo:paragraph-rsid="00059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2:30:52.946277585</meta:creation-date>
    <meta:generator>LibreOffice/24.8.6.2$Linux_X86_64 LibreOffice_project/480$Build-2</meta:generator>
    <dc:date>2025-06-27T12:33:42.003226858</dc:date>
    <meta:editing-duration>PT2M4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